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, Cambria, 'Times New Roman', Times, serif"/>
    <style:font-face style:name="Lato" svg:font-family="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Heading_20_3">
      <style:paragraph-properties fo:line-height="100%"/>
      <style:text-properties fo:font-variant="normal" fo:text-transform="none" fo:color="#333333" loext:opacity="100%" style:font-name="Lato" fo:font-size="24.549999237060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color="#000000" loext:opacity="100%" style:font-name="Cantarell" fo:font-size="12pt" fo:font-weight="normal" officeooo:rsid="000fd24e" officeooo:paragraph-rsid="000f37be" fo:background-color="transparent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color="#000000" loext:opacity="100%"/>
    </style:style>
    <style:style style:name="P4" style:family="paragraph" style:parent-style-name="Standard">
      <style:paragraph-properties fo:line-height="100%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</style:style>
    <style:style style:name="P6" style:family="paragraph" style:parent-style-name="Standard">
      <style:paragraph-properties fo:line-height="100%"/>
      <style:text-properties fo:color="#000000" loext:opacity="100%" fo:font-style="normal" officeooo:rsid="000f37be" style:font-style-asian="normal" style:font-style-complex="normal"/>
    </style:style>
    <style:style style:name="P7" style:family="paragraph" style:parent-style-name="Heading_20_3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officeooo:rsid="000f37be" officeooo:paragraph-rsid="000f37be" style:font-size-asian="10.5pt" style:font-size-complex="12pt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officeooo:rsid="000f37be" officeooo:paragraph-rsid="000f37be" style:font-size-asian="10.5pt" style:font-size-complex="12pt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officeooo:rsid="000f37be" officeooo:paragraph-rsid="000f37be" fo:background-color="#ffff00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officeooo:rsid="000fd24e" officeooo:paragraph-rsid="000f37be" fo:background-color="transparent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officeooo:rsid="000fd24e" officeooo:paragraph-rsid="0011ce6f" fo:background-color="transparent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officeooo:rsid="0011ce6f" officeooo:paragraph-rsid="0011ce6f" fo:background-color="transparent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officeooo:rsid="0011ce6f" officeooo:paragraph-rsid="0011ce6f" fo:background-color="transparent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officeooo:rsid="0011e971" officeooo:paragraph-rsid="0011e971" fo:background-color="transparent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bold" officeooo:rsid="000f37be" officeooo:paragraph-rsid="000f37be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bold" officeooo:rsid="000fd24e" officeooo:paragraph-rsid="000f37be" fo:background-color="transparent" style:font-size-asian="10.5pt" style:font-weight-asian="bold" style:font-size-complex="12pt" style:font-weight-complex="bold"/>
    </style:style>
    <style:style style:name="T1" style:family="text">
      <style:text-properties officeooo:rsid="000f37be"/>
    </style:style>
    <style:style style:name="T2" style:family="text">
      <style:text-properties fo:font-style="normal" officeooo:rsid="000f37be" style:font-style-asian="normal" style:font-style-complex="normal"/>
    </style:style>
    <style:style style:name="T3" style:family="text">
      <style:text-properties fo:font-variant="normal" fo:text-transform="none" fo:color="#333333" loext:opacity="100%" style:font-name="Georgia" fo:font-size="14.75pt" fo:letter-spacing="normal" fo:font-style="normal" fo:font-weight="bold"/>
    </style:style>
    <style:style style:name="T4" style:family="text">
      <style:text-properties fo:font-variant="normal" fo:text-transform="none" fo:color="#333333" loext:opacity="100%" style:font-name="Georgia" fo:font-size="14.75pt" fo:letter-spacing="normal" fo:font-style="normal" fo:font-weight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background-color="#ffff00" loext:char-shading-value="0"/>
    </style:style>
    <style:style style:name="T7" style:family="text">
      <style:text-properties fo:font-variant="normal" fo:text-transform="none" fo:letter-spacing="normal" fo:font-style="normal" fo:font-weight="bold" fo:background-color="#ffff00" loext:char-shading-value="0" style:font-weight-asian="bold" style:font-weight-complex="bold"/>
    </style:style>
    <style:style style:name="T8" style:family="text">
      <style:text-properties fo:font-variant="normal" fo:text-transform="none" fo:color="#c7254e" loext:opacity="100%" style:font-name="SFMono-Regular" fo:font-size="12.25pt" fo:letter-spacing="normal" fo:font-style="normal" fo:font-weight="normal" fo:background-color="#f0f2f1" loext:char-shading-value="0"/>
    </style:style>
    <style:style style:name="T9" style:family="text">
      <style:text-properties fo:font-style="italic" officeooo:rsid="000f37be" style:font-style-asian="italic" style:font-style-complex="italic"/>
    </style:style>
    <style:style style:name="T10" style:family="text">
      <style:text-properties officeooo:rsid="0011ce6f"/>
    </style:style>
    <style:style style:name="T11" style:family="text">
      <style:text-properties officeooo:rsid="000fd24e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0fd24e" fo:background-color="#ffff00" loext:char-shading-value="0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// <text:span text:style-name="T1">to run migration I install Soda </text:span></text:p>
      <text:p text:style-name="P4"/>
      <text:p text:style-name="P4">// https://gobuffalo.io/en/docs/db/toolbox#from-source</text:p>
      <text:p text:style-name="P3"><text:span text:style-name="T4">Pop helps you to manage database connections, but it also provides </text:span><text:span text:style-name="Source_20_Text"><text:span text:style-name="T8">soda</text:span></text:span><text:span text:style-name="T4">, a small CLI toolbox to manage your database. It can help you to create a new database, drop existing ones, and so on.</text:span></text:p>
      <text:h text:style-name="P1" text:outline-level="3"><text:bookmark text:name="from-source2"/>From source</text:h>
      <text:p text:style-name="P5"><text:span text:style-name="Strong_20_Emphasis"><text:span text:style-name="T3">Without</text:span></text:span><text:span text:style-name="T4"> sqlite 3 support:</text:span></text:p>
      <text:p text:style-name="P3">// <text:span text:style-name="T1">That have to be run on the PATH </text:span></text:p>
      <text:p text:style-name="P3">// <text:span text:style-name="T1">the binaries got install in the /</text:span><text:span text:style-name="T9">bin</text:span><text:span text:style-name="T2">/go</text:span></text:p>
      <text:p text:style-name="P6">// then we install (compile) the </text:p>
      <text:p text:style-name="P3"/>
      <text:h text:style-name="P7" text:outline-level="3"><text:bookmark text:name="from-source"/>go get github.com/gobuffalo/pop/…</text:h>
      <text:h text:style-name="P7" text:outline-level="3"><text:bookmark text:name="from-source1"/>go install github.com/gobuffalo/pop/soda</text:h>
      <text:p text:style-name="P8"/>
      <text:p text:style-name="P15">// I position my terminal in the folder where is </text:p>
      <text:p text:style-name="P8">database.yaml </text:p>
      <text:p text:style-name="P8">migration(folder)</text:p>
      <text:p text:style-name="P8"><text:tab/>xxx.fizz</text:p>
      <text:p text:style-name="P8"><text:tab/>xxx.fizz</text:p>
      <text:p text:style-name="P8"><text:tab/>xxx.fizz</text:p>
      <text:p text:style-name="P8"><text:tab/>etc….</text:p>
      <text:p text:style-name="P8"/>
      <text:p text:style-name="P8">// in database.yaml </text:p>
      <text:p text:style-name="P8">[jerome@thearch goStripe]$ cat database.yml </text:p>
      <text:p text:style-name="P8">development:</text:p>
      <text:p text:style-name="P8"><text:s text:c="2"/>dialect: mysql</text:p>
      <text:p text:style-name="P8"><text:s text:c="2"/>database: widgets</text:p>
      <text:p text:style-name="P8"><text:s text:c="2"/>user: mariadb </text:p>
      <text:p text:style-name="P8"><text:s text:c="2"/>password: password</text:p>
      <text:p text:style-name="P8"><text:s text:c="2"/>host: 127.0.0.1</text:p>
      <text:p text:style-name="P8"><text:s text:c="2"/>pool: 5</text:p>
      <text:p text:style-name="P8"/>
      <text:p text:style-name="P15"><text:soft-page-break/>// then I run </text:p>
      <text:p text:style-name="P9">soda migrate</text:p>
      <text:p text:style-name="P10"/>
      <text:p text:style-name="P10">// all the fizz file are installed in db</text:p>
      <text:p text:style-name="P10"/>
      <text:p text:style-name="P10">// =========== ket say I want to add a new column to an existing table ===============</text:p>
      <text:p text:style-name="P16">// I add this column in the models (in the go file)</text:p>
      <text:p text:style-name="P16">// the image row for ex</text:p>
      <text:p text:style-name="P16">// I add the row</text:p>
      <text:p text:style-name="P16"/>
      <text:p text:style-name="P10">// widget is the type for all widgets</text:p>
      <text:p text:style-name="P10">type Widget struct {</text:p>
      <text:p text:style-name="P10"><text:tab/>ID <text:s text:c="12"/>int <text:s text:c="6"/>`json:"id"`</text:p>
      <text:p text:style-name="P10"><text:tab/>Name <text:s text:c="10"/>string <text:s text:c="3"/>`json:"name"`</text:p>
      <text:p text:style-name="P10"><text:tab/>Description <text:s text:c="3"/>string <text:s text:c="3"/>`json:"description"`</text:p>
      <text:p text:style-name="P10"><text:tab/>InventoryLevel int <text:s text:c="6"/>`json:"inventory_level"`</text:p>
      <text:p text:style-name="P10"><text:tab/>Price <text:s text:c="9"/>int <text:s text:c="6"/>`json:"price"`</text:p>
      <text:p text:style-name="P2"><text:span text:style-name="T5"><text:tab/></text:span><text:span text:style-name="T6">Image <text:s text:c="9"/>string <text:s text:c="3"/>`json:"image"`</text:span></text:p>
      <text:p text:style-name="P10"><text:tab/>CreatedAt <text:s text:c="5"/>time.Time `json:"-"`</text:p>
      <text:p text:style-name="P10"><text:tab/>UpdatedAt <text:s text:c="5"/>time.Time `json:"-"`</text:p>
      <text:p text:style-name="P10">}</text:p>
      <text:p text:style-name="P10"/>
      <text:p text:style-name="P16">// start my db</text:p>
      <text:p text:style-name="P16">// and run (AddImageToWidgets is the name I choice)</text:p>
      <text:p text:style-name="P2"><text:span text:style-name="T5">[jerome@thearch goStripe]$ </text:span><text:span text:style-name="T7">soda generate fizz AddImageTowidgets</text:span></text:p>
      <text:p text:style-name="P10">pop v6.0.1</text:p>
      <text:p text:style-name="P10">DEBU[2021-12-23T19:50:53+07:00] Step: 681c72f1</text:p>
      <text:p text:style-name="P10">DEBU[2021-12-23T19:50:53+07:00] Chdir: /home/jerome/Documents/code/goStripe</text:p>
      <text:p text:style-name="P10">DEBU[2021-12-23T19:50:53+07:00] File: /home/jerome/Documents/code/goStripe/migrations/20211223125053_add_image_towidgets.up.fizz</text:p>
      <text:p text:style-name="P10"><text:soft-page-break/>DEBU[2021-12-23T19:50:53+07:00] File: /home/jerome/Documents/code/goStripe/migrations/20211223125053_add_image_towidgets.down.fizz</text:p>
      <text:p text:style-name="P10"/>
      <text:p text:style-name="P10">// appear in the “migrations folder”</text:p>
      <text:p text:style-name="P10">[jerome@thearch migrations]$ ls</text:p>
      <text:p text:style-name="P10">20210630180628_create_widgets_table.down.fizz <text:s text:c="12"/>20210630183342_create_orders_table.up.fizz</text:p>
      <text:p text:style-name="P10">20210630180628_create_widgets_table.up.fizz <text:s text:c="14"/>20210630183733_create_statuses_table.down.fizz</text:p>
      <text:p text:style-name="P10">20210630180635_create_transaction_status_table.down.fizz <text:s/>20210630183733_create_statuses_table.up.fizz</text:p>
      <text:p text:style-name="P10">20210630180635_create_transaction_status_table.up.fizz <text:s text:c="3"/>20210630184028_create_users_table.down.fizz</text:p>
      <text:p text:style-name="P10">20210630181022_create_transaction_table.down.fizz <text:s text:c="8"/>20210630184028_create_users_table.up.fizz</text:p>
      <text:p text:style-name="P2"><text:span text:style-name="T5">20210630181022_create_transaction_table.up.fizz <text:s text:c="10"/></text:span><text:span text:style-name="T6">20211223125053_add_image_towidgets.down.fizz</text:span></text:p>
      <text:p text:style-name="P2"><text:span text:style-name="T5">20210630183342_create_orders_table.down.fizz <text:s text:c="13"/></text:span><text:span text:style-name="T6">20211223125053_add_image_towidgets.up.fizz</text:span></text:p>
      <text:p text:style-name="P10"/>
      <text:p text:style-name="P10"/>
      <text:p text:style-name="P11">// <text:span text:style-name="T10">then go to the doc “</text:span><text:a xlink:type="simple" xlink:href="https://gobuffalo.io/en/docs/db/toolbox#from-source" text:style-name="Internet_20_link" text:visited-style-name="Visited_20_Internet_20_Link"><text:span text:style-name="T10">https://gobuffalo.io/en/docs/db/toolbox#from-source</text:span></text:a><text:span text:style-name="T10">”</text:span></text:p>
      <text:p text:style-name="P11">// <text:span text:style-name="T10">fizz section Add a Column</text:span></text:p>
      <text:p text:style-name="P12">copy/paste the code for add a column in <text:span text:style-name="T13">20211223125053_add_image_towidgets.up.fizz</text:span></text:p>
      <text:p text:style-name="P13"><text:span text:style-name="T11">a</text:span>nd adapt it: <text:s/><text:span text:style-name="T14">add_column("widgets", "image", "string", {"default":""})</text:span></text:p>
      <text:p text:style-name="P13"><text:span text:style-name="T14"/></text:p>
      <text:p text:style-name="P14">then run <text:span text:style-name="T14">soda migrate</text:span></text:p>
      <text:p text:style-name="P14"><text:span text:style-name="T14"/></text:p>
      <text:p text:style-name="P14">[jerome@thearch goStripe]$ <text:span text:style-name="T14">soda migrate</text:span></text:p>
      <text:p text:style-name="P14">pop v6.0.1</text:p>
      <text:p text:style-name="P14"/>
      <text:p text:style-name="P14">[POP] 2021/12/25 19:27:54 info - &gt; add_image_towidgets</text:p>
      <text:p text:style-name="P14">[POP] 2021/12/25 19:27:54 info - Successfully applied 1 migrations.</text:p>
      <text:p text:style-name="P14"><text:soft-page-break/>[POP] 2021/12/25 19:27:54 info - 0.0187 seconds</text:p>
      <text:p text:style-name="P14">mysqldump: unknown variable 'column-statistics=0'</text:p>
      <text:p text:style-name="P14">[POP] 2021/12/25 19:27:54 warn - Migrator: unable to dump schema: exit status 7</text:p>
      <text:p text:style-name="P14">[jerome@thearch goStripe]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, Cambria, 'Times New Roman', Times, serif"/>
    <style:font-face style:name="Lato" svg:font-family="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9:53:32.511777234</meta:creation-date>
    <meta:generator>LibreOffice/7.2.4.1$Linux_X86_64 LibreOffice_project/20$Build-1</meta:generator>
    <dc:date>2021-12-25T19:28:47.315494529</dc:date>
    <meta:editing-duration>PT25M4S</meta:editing-duration>
    <meta:editing-cycles>3</meta:editing-cycles>
    <meta:document-statistic meta:table-count="0" meta:image-count="0" meta:object-count="0" meta:page-count="4" meta:paragraph-count="74" meta:word-count="343" meta:character-count="3349" meta:non-whitespace-character-count="2904"/>
  </office:meta>
</office:document-meta>
</file>